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9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Blad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ummer</text:p>
          </table:table-cell>
          <table:table-cell table:style-name="ce1" office:value-type="string" calcext:value-type="string">
            <text:p>datum </text:p>
          </table:table-cell>
          <table:table-cell table:style-name="ce1" office:value-type="string" calcext:value-type="string">
            <text:p>omschrijving</text:p>
          </table:table-cell>
          <table:table-cell table:style-name="ce1" office:value-type="string" calcext:value-type="string">
            <text:p>opgelost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oplossing</text:p>
          </table:table-cell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13-11-28" calcext:value-type="date">
            <text:p>28-11-13</text:p>
          </table:table-cell>
          <table:table-cell office:value-type="string" calcext:value-type="string">
            <text:p>wijzigen van hoofdauto werkt niet</text:p>
          </table:table-cell>
          <table:table-cell office:value-type="string" calcext:value-type="string">
            <text:p>ja</text:p>
          </table:table-cell>
          <table:table-cell table:style-name="ce2" office:value-type="date" office:date-value="2013-12-02" calcext:value-type="date">
            <text:p>02-12-13</text:p>
          </table:table-cell>
          <table:table-cell office:value-type="string" calcext:value-type="string">
            <text:p>form verwees naar verkeerde controller, nu in actionIndex post variabele opgevraagd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13-11-28" calcext:value-type="date">
            <text:p>28-11-13</text:p>
          </table:table-cell>
          <table:table-cell office:value-type="string" calcext:value-type="string">
            <text:p>grafiek telt door als een auto een afschaf datum heeft</text:p>
          </table:table-cell>
          <table:table-cell office:value-type="string" calcext:value-type="string">
            <text:p>ja</text:p>
          </table:table-cell>
          <table:table-cell table:style-name="ce2" office:value-type="date" office:date-value="2013-12-03" calcext:value-type="date">
            <text:p>03-12-13</text:p>
          </table:table-cell>
          <table:table-cell office:value-type="string" calcext:value-type="string">
            <text:p>De “afschaf” datum werd niet gebruikt voor de <text:s/>berekening, nu we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14-01-08" calcext:value-type="date">
            <text:p>08-01-14</text:p>
          </table:table-cell>
          <table:table-cell office:value-type="string" calcext:value-type="string">
            <text:p>bij scherm invoer auto is nog geen keuzelijstje voor brandstof invoer</text:p>
          </table:table-cell>
          <table:table-cell office:value-type="string" calcext:value-type="string">
            <text:p>ja</text:p>
          </table:table-cell>
          <table:table-cell table:style-name="ce2" office:value-type="date" office:date-value="2014-01-08" calcext:value-type="date">
            <text:p>08-01-14</text:p>
          </table:table-cell>
          <table:table-cell office:value-type="string" calcext:value-type="string">
            <text:p>Keuzelijstje aanmak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14-01-08" calcext:value-type="date">
            <text:p>08-01-14</text:p>
          </table:table-cell>
          <table:table-cell office:value-type="string" calcext:value-type="string">
            <text:p>keuzelijstje bij wijzigen auto staat standaard op Benzine, moet juiste waarde aangeven</text:p>
          </table:table-cell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ervoor zorgen dat de juiste waarde getoond word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14-04-08" calcext:value-type="date">
            <text:p>08-04-14</text:p>
          </table:table-cell>
          <table:table-cell office:value-type="string" calcext:value-type="string">
            <text:p>slider toont niet automatisch foto's, nu handmatig opgegeven in widget. Hack in productie gedaan (foei) 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nieuwe versie uitrollen!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14-06-16" calcext:value-type="date">
            <text:p>16-06-14</text:p>
          </table:table-cell>
          <table:table-cell office:value-type="string" calcext:value-type="string">
            <text:p>bij overzicht tankbeurten worden tankbeurten van andere voertuigen getoond</text:p>
          </table:table-cell>
          <table:table-cell office:value-type="string" calcext:value-type="string">
            <text:p>ja</text:p>
          </table:table-cell>
          <table:table-cell table:style-name="ce2" office:value-type="date" office:date-value="2014-06-16" calcext:value-type="date">
            <text:p>16-06-14</text:p>
          </table:table-cell>
          <table:table-cell office:value-type="string" calcext:value-type="string">
            <text:p>addSearchCondition('tbl_auto_idtbl_auto', $id, true); vervangen door condition = "tbl_auto_idtbl_auto = $id";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-00-0000</text:date>, <text:time style:data-style-name="N2" text:time-value="0000-00-00T00:00:02.07841291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22:32:02</meta:creation-date>
    <dc:date>2014-06-16T23:07:59.505292064</dc:date>
    <meta:editing-duration>PT1H9M13S</meta:editing-duration>
    <meta:editing-cycles>10</meta:editing-cycles>
    <meta:generator>LibreOffice/4.1.3.2$Linux_x86 LibreOffice_project/410m0$Build-2</meta:generator>
    <meta:document-statistic meta:table-count="1" meta:cell-count="40" meta:object-count="0"/>
  </office:meta>
</office:document-meta>
</file>